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200000172E9BC8C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z" form:apply-filter="true" form:command-type="table" form:control-implementation="ooo:com.sun.star.form.component.Form" office:target-frame="" xlink:href="" xlink:type="simple">
          <form:text form:name="user" form:control-implementation="ooo:com.sun.star.form.component.TextField" xml:id="control1" form:id="control1" form:readonly="true" form:data-field="us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zas" form:control-implementation="ooo:com.sun.star.form.component.TextField" xml:id="control2" form:id="control2" form:readonly="true" form:data-field="cz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3" form:id="control3" form:readonly="true" form:data-field="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skladniki" form:control-implementation="ooo:com.sun.star.form.component.TextField" xml:id="control4" form:id="control4" form:readonly="true" form:data-field="skladnik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opis" form:control-implementation="ooo:com.sun.star.form.component.TextField" xml:id="control5" form:id="control5" form:readonly="true" form:data-field="opi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ontrol text:anchor-type="paragraph" draw:z-index="0" draw:name="user" draw:style-name="gr1" draw:text-style-name="P2" svg:width="4.46cm" svg:height="0.899cm" svg:x="12.144cm" svg:y="0.143cm" draw:control="control1"/><text:tab/></text:p>
      <text:p text:style-name="Standard"><draw:control text:anchor-type="paragraph" draw:z-index="1" draw:name="czas" draw:style-name="gr1" draw:text-style-name="P2" svg:width="4.456cm" svg:height="1.006cm" svg:x="12.16cm" svg:y="1.032cm" draw:control="control2"/><text:tab/><text:tab/><text:tab/><text:tab/><text:tab/><text:tab/><text:tab/><text:tab/>Autor: </text:p>
      <text:p text:style-name="Standard"/>
      <text:p text:style-name="Standard"/>
      <text:p text:style-name="Standard"><draw:control text:anchor-type="paragraph" draw:z-index="2" draw:name="name" draw:style-name="gr1" draw:text-style-name="P2" svg:width="10.478cm" svg:height="1.059cm" svg:x="6.234cm" svg:y="1.602cm" draw:control="control3"/><text:tab/><text:tab/><text:tab/><text:tab/><text:tab/><text:tab/><text:tab/><text:tab/>Czas:</text:p>
      <text:p text:style-name="Standard"/>
      <text:p text:style-name="Standard"/>
      <text:p text:style-name="Standard"/>
      <text:p text:style-name="Standard"><draw:frame draw:style-name="fr1" draw:name="grafika1" text:anchor-type="paragraph" svg:x="0.6cm" svg:y="1.334cm" svg:width="6.747cm" svg:height="6.869cm" draw:z-index="3"><draw:image xlink:href="Pictures/100002010000017200000172E9BC8CA3.png" xlink:type="simple" xlink:show="embed" xlink:actuate="onLoad"/></draw:frame><draw:control text:anchor-type="paragraph" draw:z-index="4" draw:name="skladniki" draw:style-name="gr1" draw:text-style-name="P2" svg:width="8.044cm" svg:height="6.906cm" svg:x="8.086cm" svg:y="1.411cm" draw:control="control4"/><draw:control text:anchor-type="paragraph" draw:z-index="5" draw:name="opis" draw:style-name="gr1" draw:text-style-name="P2" svg:width="13.944cm" svg:height="10.928cm" svg:x="1.709cm" svg:y="9.603cm" draw:control="control5"/><text:tab/>Tytu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5T03:27:06.54</meta:creation-date>
    <dc:date>2016-04-05T04:11:41.67</dc:date>
    <meta:editing-duration>PT44M35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4" meta:word-count="3" meta:character-count="35"/>
  </office:meta>
</office:document-meta>
</file>